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PCB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STC15W1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4 LED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/>
          <table:table-cell office:value-type="string" calcext:value-type="string">
            <text:p>Pin header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/>
          <table:table-cell office:value-type="string" calcext:value-type="string">
            <text:p>Servo ext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Wire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/>
          <table:table-cell office:value-type="string" calcext:value-type="string">
            <text:p>R + C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number-columns-repeated="2"/>
          <table:table-cell table:style-name="ce1" table:formula="of:=SUM([.C2:.C8])" office:value-type="float" office:value="3.1" calcext:value-type="float">
            <text:p>3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NE RC</meta:initial-creator>
    <meta:creation-date>2018-03-27T15:07:59.156611564</meta:creation-date>
    <dc:date>2018-03-27T15:20:57.366742393</dc:date>
    <dc:creator>LANE RC</dc:creator>
    <meta:editing-duration>PT2M48S</meta:editing-duration>
    <meta:editing-cycles>1</meta:editing-cycles>
    <meta:document-statistic meta:table-count="1" meta:cell-count="15" meta:object-count="0"/>
    <meta:generator>LibreOffice/5.1.6.2$Linux_X86_64 LibreOffice_project/10m0$Build-2</meta:generator>
  </office:meta>
</office:document-meta>
</file>